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8000000288B477D1DE3F669B5B.png" manifest:media-type="image/png"/>
  <manifest:file-entry manifest:full-path="Pictures/10000201000004800000028804D85A6CF64AAA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4a86e8" style:text-line-through-style="none" style:text-line-through-type="none" style:text-position="0% 100%" style:font-name="Open Sans" fo:font-size="11pt" fo:letter-spacing="normal" fo:font-style="normal" style:text-underline-style="none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2" style:family="text">
      <style:text-properties fo:font-variant="normal" fo:text-transform="none" fo:color="#4a86e8" style:text-line-through-style="none" style:text-line-through-type="none" style:text-position="0% 100%" style:font-name="Open Sans" fo:font-size="8pt" fo:letter-spacing="normal" fo:font-style="normal" style:text-underline-style="none" fo:font-weight="normal" style:font-name-asian="Open Sans" style:font-size-asian="8pt" style:font-style-asian="normal" style:font-weight-asian="normal" style:font-name-complex="Open Sans" style:font-size-complex="8pt" style:font-style-complex="normal" style:font-weight-complex="normal"/>
    </style:style>
    <style:style style:name="T3" style:family="text">
      <style:text-properties fo:font-variant="normal" fo:text-transform="none" fo:color="#4a86e8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4" style:family="text">
      <style:text-properties fo:font-variant="normal" fo:text-transform="none" fo:color="#4a86e8" style:text-line-through-style="none" style:text-line-through-type="none" style:text-position="0% 100%" style:font-name="Open Sans" fo:font-size="9pt" fo:letter-spacing="normal" fo:font-style="normal" style:text-underline-style="none" fo:font-weight="normal" style:font-name-asian="Open Sans" style:font-size-asian="9pt" style:font-style-asian="normal" style:font-weight-asian="normal" style:font-name-complex="Open Sans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3.859cm" svg:height="7.158cm" svg:x="2.247cm" svg:y="1.992cm">
          <text:p text:style-name="P1"><text:span text:style-name="T1">Maker spaces sucked in by large arts/culture/design institutions</text:span></text:p>
          <text:p text:style-name="P1"><text:span text:style-name="T1"/></text:p>
          <text:p text:style-name="P1"><text:span text:style-name="T1">Creative sector’s dependance on proprietary software</text:span></text:p>
          <text:p text:style-name="P1"><text:span text:style-name="T1"/></text:p>
          <text:p text:style-name="P1"><text:span text:style-name="T1">Consumer culture in creative pract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3.859cm" svg:height="3.298cm" svg:x="6.201cm" svg:y="2.054cm">
          <text:p text:style-name="P1"><text:span text:style-name="T2">Small independent/micro hack/maker spaces</text:span></text:p>
          <text:p text:style-name="P1"><text:span text:style-name="T2"/></text:p>
          <text:p text:style-name="P1"><text:span text:style-name="T2">Show high quality work can be created with Libre Graphics tools</text:span></text:p>
          <text:p text:style-name="P1"><text:span text:style-name="T2"/></text:p>
          <text:p text:style-name="P1"><text:span text:style-name="T2">Further encourage tinkering and LGM attend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;p13" draw:style-name="gr1" draw:text-style-name="P2" draw:layer="layout" svg:width="3.859cm" svg:height="3.049cm" svg:x="6.201cm" svg:y="6.101cm">
          <text:p text:style-name="P1"><text:span text:style-name="T2">New faces at the Libre Graphics Meeting</text:span></text:p>
          <text:p text:style-name="P1"><text:span text:style-name="T2"/></text:p>
          <text:p text:style-name="P1"><text:span text:style-name="T2">Libre Graphics gang at the Machines Room?</text:span></text:p>
          <text:p text:style-name="P1"><text:span text:style-name="T2"/></text:p>
          <text:p text:style-name="P1"><text:span text:style-name="T2">Libre Graphics Certificate</text:span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;p13" draw:style-name="gr1" draw:text-style-name="P2" draw:layer="layout" svg:width="7.843cm" svg:height="3.298cm" svg:x="2.216cm" svg:y="9.899cm">
          <text:p text:style-name="P1"><text:span text:style-name="T3">Time, Space! Laser cutter, 3d printers, large format paper printer, textile printer, workbench, cutting&amp;gluing tools/materials, 5 linux laptops, 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1" draw:text-style-name="P2" draw:layer="layout" svg:width="11.267cm" svg:height="3.298cm" svg:x="10.216cm" svg:y="2.023cm">
          <text:p text:style-name="P1"><text:span text:style-name="T4">Issuing a Delightful Libre Graphics certificate for outstanding achievement of excellence in joyful and courageous experimentation with visual language and Free software</text:span></text:p>
          <text:p text:style-name="P1"><text:span text:style-name="T4"/></text:p>
          <text:p text:style-name="P1"><text:span text:style-name="T4">Training the trainers</text:span></text:p>
          <text:p text:style-name="P1"><text:span text:style-name="T4"/></text:p>
          <text:p text:style-name="P1"><text:span text:style-name="T4">Widening participation through open, community driven 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1" draw:text-style-name="P2" draw:layer="layout" svg:width="6.878cm" svg:height="2.489cm" svg:x="10.216cm" svg:y="6.661cm">
          <text:p text:style-name="P1"><text:span text:style-name="T4">Local residents, members/former members of London hackspace </text:span></text:p>
          <text:p text:style-name="P1"><text:span text:style-name="T4"/></text:p>
          <text:p text:style-name="P1"><text:span text:style-name="T4">Creatively and technically minded general publ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1" draw:text-style-name="P2" draw:layer="layout" svg:width="4.419cm" svg:height="3.049cm" svg:x="17.064cm" svg:y="6.225cm">
          <text:p text:style-name="P1"><text:span text:style-name="T2">LGM website</text:span></text:p>
          <text:p text:style-name="P1"><text:span text:style-name="T2">blog</text:span></text:p>
          <text:p text:style-name="P1"><text:span text:style-name="T2">Twitter/Mastodon</text:span></text:p>
          <text:p text:style-name="P1"><text:span text:style-name="T2">talks/presentations</text:span></text:p>
          <text:p text:style-name="P1"><text:span text:style-name="T2">Instagram</text:span></text:p>
          <text:p text:style-name="P1"><text:span text:style-name="T2">MozFest</text:span></text:p>
          <text:p text:style-name="P1"><text:span text:style-name="T2">LB Hackney 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1" draw:text-style-name="P2" draw:layer="layout" svg:width="6.878cm" svg:height="2.738cm" svg:x="10.216cm" svg:y="10.459cm">
          <text:p text:style-name="P1"><text:span text:style-name="T3">Initially a small group of residents (constituted community) committed to development of a cooper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2" draw:layer="layout" svg:width="4.482cm" svg:height="2.489cm" svg:x="17.002cm" svg:y="10.552cm">
          <text:p text:style-name="P1"><text:span text:style-name="T3">Direct conversation with local residents and comm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1" draw:text-style-name="P2" draw:layer="layout" svg:width="8.186cm" svg:height="0.746cm" svg:x="13.298cm" svg:y="0.187cm">
          <text:p text:style-name="P1"><text:span text:style-name="T1">Libre Graphics Community Print Shop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2" draw:text-style-name="P2" draw:layer="layout" svg:width="3.205cm" svg:height="2.209cm" svg:x="21.758cm" svg:y="10.988cm">
          <text:p text:style-name="P1"><text:span text:style-name="T5">See next slide for instruct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user-transformed="true">
            <draw:text-box>
              <text:p text:style-name="P1"><text:span text:style-name="T6">Go to </text:span><text:span text:style-name="T7">File</text:span><text:span text:style-name="T6"> &gt; </text:span><text:span text:style-name="T7">Make a Copy…</text:span><text:span text:style-name="T6"> to make your own canvas</text:span></text:p>
              <text:p text:style-name="P1"><text:span text:style-name="T6">See next slide for instructions</text:span></text:p>
            </draw:text-box>
          </draw:frame>
        </presentation:notes>
      </draw:page>
      <draw:page draw:name="page2" draw:style-name="dp3" draw:master-page-name="TITLE_5f_AND_5f_BODY" presentation:presentation-page-layout-name="AL2T1">
        <presentation:notes draw:style-name="dp2">
          <draw:page-thumbnail draw:name="Google Shape;66;g1b30ce0bb1_0_90:notes" draw:style-name="gr3" draw:layer="layout" svg:width="16.932cm" svg:height="9.524cm" svg:x="1.059cm" svg:y="1.905cm" draw:page-number="2" presentation:class="page"/>
          <draw:frame draw:name="Google Shape;67;g1b30ce0bb1_0_9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4800000028804D85A6CF64AAA44.png" xlink:type="simple" xlink:show="embed" xlink:actuate="onLoad"/>
    <draw:fill-image draw:name="msFillBitmap_20_2" draw:display-name="msFillBitmap 2" xlink:href="Pictures/100002010000048000000288B477D1DE3F669B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Linux_X86_64 LibreOffice_project/00m0$Build-2</meta:generator>
    <meta:document-statistic meta:object-count="43"/>
  </office:meta>
</office:document-meta>
</file>